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d58a" draw:textarea-horizontal-align="justify" draw:textarea-vertical-align="middle" draw:auto-grow-height="false" fo:min-height="14.3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13.95cm" fo:min-width="6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1.418cm" fo:min-width="4.408cm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1.418cm" fo:min-width="4.594cm"/>
    </style:style>
    <style:style style:name="P1" style:family="paragraph">
      <loext:graphic-properties draw:fill-color="#add58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0efd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cm" svg:height="14.6cm" svg:x="18.4cm" svg:y="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cm" svg:height="14.2cm" svg:x="2.1cm" svg:y="2.5cm">
          <text:p text:style-name="P2">Serv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6cm" svg:y1="3.4cm" svg:x2="10.8cm" svg:y2="3.4cm">
          <text:p/>
        </draw:line>
        <draw:frame draw:style-name="gr4" draw:text-style-name="P4" draw:layer="layout" svg:width="5.04cm" svg:height="1.673cm" svg:x="11.56cm" svg:y="1.2cm">
          <draw:text-box>
            <text:p>HTTP Request :<text:line-break/>/articles.html</text:p>
          </draw:text-box>
        </draw:frame>
        <draw:line draw:style-name="gr3" draw:text-style-name="P3" draw:layer="layout" svg:x1="11.1cm" svg:y1="4.5cm" svg:x2="16.8cm" svg:y2="4.5cm">
          <text:p/>
        </draw:line>
        <draw:frame draw:style-name="gr4" draw:text-style-name="P4" draw:layer="layout" svg:width="6.844cm" svg:height="1.673cm" svg:x="10.5cm" svg:y="5cm">
          <draw:text-box>
            <text:p>HTTP Response : <text:line-break/>articles.html document</text:p>
          </draw:text-box>
        </draw:frame>
        <draw:frame draw:style-name="gr4" draw:text-style-name="P4" draw:layer="layout" svg:width="6.446cm" svg:height="0.962cm" svg:x="19.4cm" svg:y="1.1cm">
          <draw:text-box>
            <text:p>Client : Web Browser</text:p>
          </draw:text-box>
        </draw:frame>
        <draw:custom-shape draw:style-name="gr5" draw:text-style-name="P5" draw:layer="layout" svg:width="5.3cm" svg:height="1.8cm" svg:x="19.4cm" svg:y="3.9cm">
          <text:p text:style-name="P2">Displays p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5.5cm" svg:height="1.8cm" svg:x="19.5cm" svg:y="9.3cm">
          <text:p text:style-name="P2">User clicks on lin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16.856cm" svg:y1="12.627cm" svg:x2="11.056cm" svg:y2="12.627cm">
          <text:p/>
        </draw:line>
        <draw:frame draw:style-name="gr4" draw:text-style-name="P4" draw:layer="layout" svg:width="7.694cm" svg:height="1.673cm" svg:x="10.006cm" svg:y="10.427cm">
          <draw:text-box>
            <text:p>HTTP Request :<text:line-break/>/articles/1/comments.html</text:p>
          </draw:text-box>
        </draw:frame>
        <draw:line draw:style-name="gr3" draw:text-style-name="P3" draw:layer="layout" svg:x1="11.356cm" svg:y1="13.727cm" svg:x2="17.056cm" svg:y2="13.727cm">
          <text:p/>
        </draw:line>
        <draw:frame draw:style-name="gr4" draw:text-style-name="P4" draw:layer="layout" svg:width="7.762cm" svg:height="1.673cm" svg:x="10.338cm" svg:y="14.227cm">
          <draw:text-box>
            <text:p>HTTP Response : <text:line-break/>comments.html document</text:p>
          </draw:text-box>
        </draw:frame>
        <draw:custom-shape draw:style-name="gr5" draw:text-style-name="P5" draw:layer="layout" svg:width="5.3cm" svg:height="1.8cm" svg:x="19.5cm" svg:y="13.9cm">
          <text:p text:style-name="P2">Displays p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5T11:58:00.702517747</meta:creation-date>
    <dc:date>2020-12-15T12:21:56.147296556</dc:date>
    <meta:editing-duration>PT23M58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